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style:font-name="Monaco"/>
    </style:style>
    <style:style style:name="P7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3" style:family="paragraph" style:parent-style-name="Table_20_Contents">
      <style:text-properties style:font-name="Monaco"/>
    </style:style>
    <style:style style:name="P14" style:family="paragraph" style:parent-style-name="Text_20_body" style:master-page-name="Standard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page-number="auto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d1b3e" loext:padding="0cm" loext:border="none"/>
    </style:style>
    <style:style style:name="P16" style:family="paragraph" style:parent-style-name="Text_20_body" style:list-style-name="L1">
      <style:paragraph-properties fo:margin-left="0cm" fo:margin-right="0cm" fo:text-indent="0cm" style:auto-text-indent="false"/>
      <style:text-properties style:font-name="Monaco1" officeooo:paragraph-rsid="000d1b3e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Monaco1" officeooo:paragraph-rsid="000d1b3e" loext:padding="0cm" loext:border="none"/>
    </style:style>
    <style:style style:name="T1" style:family="text">
      <style:text-properties style:font-name="Monaco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area 1: Funciones PL/SQL</text:p>
      <text:list text:style-name="L2">
        <text:list-item>
          <text:p text:style-name="P12">Crear un bloque PL/SQL anónimo con tres variables VARCHAR2: nombre, apellido1, apellido2. Debes visualizar las iniciales separadas por un punto. Además las iniciales deben estar en mayúsculas. </text:p>
          <text:p text:style-name="P12">Por ejemplo: alberto pérez garcía <text:s text:c="2"/>→ A.P.G.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">SET SERVEROUTPUT ON;</text:p>
            <text:p text:style-name="P6"/>
            <text:p text:style-name="P6">DECLARE</text:p>
            <text:p text:style-name="P6"><text:s text:c="4"/>nombre VARCHAR2(20);</text:p>
            <text:p text:style-name="P6"><text:s text:c="4"/>apellido1 VARCHAR2(20);</text:p>
            <text:p text:style-name="P6"><text:s text:c="4"/>apellido2 VARCHAR2(20);</text:p>
            <text:p text:style-name="P6"><text:s text:c="4"/>iniciales VARCHAR2(20);</text:p>
            <text:p text:style-name="P6">BEGIN</text:p>
            <text:p text:style-name="P6"><text:s text:c="4"/>nombre := 'Alonso';</text:p>
            <text:p text:style-name="P6"><text:s text:c="4"/>apellido1 := 'Marrero';</text:p>
            <text:p text:style-name="P6"><text:s text:c="4"/>apellido2 := 'Bello';</text:p>
            <text:p text:style-name="P6"/>
            <text:p text:style-name="P6"><text:s text:c="4"/>iniciales := UPPER(SUBSTR(nombre, 1, 1)) || '.' || UPPER(SUBSTR(apellido1, 1, 1)) || '.' || UPPER(SUBSTR(apellido2, 1, 1));</text:p>
            <text:p text:style-name="P6"/>
            <text:p text:style-name="P6"><text:s text:c="4"/>DBMS_OUTPUT.PUT_LINE(iniciales);</text:p>
            <text:p text:style-name="P6">END;</text:p>
            <text:p text:style-name="P6">/</text:p>
          </table:table-cell>
        </table:table-row>
      </table:table>
      <text:p text:style-name="P7"/>
      <text:p text:style-name="P9"/>
      <text:list text:continue-numbering="true" text:style-name="L2">
        <text:list-item>
          <text:p text:style-name="P12">Averiguar el día que naciste, es decir, dada una fecha nos muestre el nombre del día. Pista TO_CHAR.</text:p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"/>
            <text:p text:style-name="P6">SET SERVEROUTPUT ON;</text:p>
            <text:p text:style-name="P6"/>
            <text:p text:style-name="P6">DECLARE</text:p>
            <text:p text:style-name="P6"><text:s text:c="4"/>fecha_nacimiento DATE;</text:p>
            <text:p text:style-name="P6"><text:s text:c="4"/>dia_nacimiento VARCHAR2(20);</text:p>
            <text:p text:style-name="P6">BEGIN</text:p>
            <text:p text:style-name="P6"><text:s text:c="4"/>fecha_nacimiento := TO_DATE('2005-06-19', 'YYYY-MM-DD'); --fecha de nacimiento</text:p>
            <text:p text:style-name="P6"/>
            <text:p text:style-name="P6"><text:s text:c="4"/>dia_nacimiento := TO_CHAR(fecha_nacimiento, 'DAY');</text:p>
            <text:p text:style-name="P6"/>
            <text:p text:style-name="P6"><text:s text:c="4"/>DBMS_OUTPUT.PUT_LINE('Naciste un ' || dia_nacimiento);</text:p>
            <text:p text:style-name="P6">END;</text:p>
            <text:p text:style-name="P6">/</text:p>
          </table:table-cell>
        </table:table-row>
      </table:table>
      <text:p text:style-name="P7"/>
      <text:p text:style-name="P10"/>
      <text:list text:continue-numbering="true" text:style-name="L2">
        <text:list-item>
          <text:p text:style-name="P12">Crear un bloque PL/SQL anónimo que calcule la distancia entre dos puntos de un plano cartesiano ( x, y ). Dado por ejemplo los valores, x = (3, 2 ) e y = (5, 8). Mostrar la distancia de los punto x, y. Si no sabes como se calcula deberás buscar información a cerca del cálculo de la distancia entre dos puntos.</text:p>
          <text:p text:style-name="P12">La salida del programa será la siguiente:<text:line-break/></text:p>
          <text:p text:style-name="P12">CALCULAR LA DISTANCIA ENTRE DOS PUNTOS</text:p>
          <text:p text:style-name="P12">*************************************</text:p>
          <text:p text:style-name="P12">Punto x : ( 3, 2 )</text:p>
          <text:p text:style-name="P12">Punto y : ( 5, 8 )</text:p>
          <text:p text:style-name="P12">Distancia XY : 6,3</text:p>
        </text:list-item>
      </text:list>
      <text:p text:style-name="P8"/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">SET SERVEROUTPUT ON;</text:p>
            <text:p text:style-name="P6"/>
            <text:p text:style-name="P6">DECLARE</text:p>
            <text:p text:style-name="P6"><text:s text:c="4"/>x1 NUMBER := 3;</text:p>
            <text:p text:style-name="P6"><text:s text:c="4"/>y1 NUMBER := 2;</text:p>
            <text:p text:style-name="P6"><text:s text:c="4"/>x2 NUMBER := 5;</text:p>
            <text:p text:style-name="P6"><text:s text:c="4"/>y2 NUMBER := 8;</text:p>
            <text:p text:style-name="P6"><text:s text:c="4"/>distancia NUMBER;</text:p>
            <text:p text:style-name="P6">BEGIN</text:p>
            <text:p text:style-name="P6"><text:s text:c="4"/>distancia := SQRT((x2 - x1)**2 + (y2 - y1)**2);</text:p>
            <text:p text:style-name="P6"/>
            <text:p text:style-name="P6"><text:s text:c="4"/>DBMS_OUTPUT.PUT_LINE('CALCULAR LA DISTANCIA ENTRE DOS PUNTOS');</text:p>
            <text:p text:style-name="P6"><text:s text:c="4"/>DBMS_OUTPUT.PUT_LINE('');</text:p>
            <text:p text:style-name="P6"><text:s text:c="4"/>DBMS_OUTPUT.PUT_LINE('Punto x : ( ' || x1 || ', ' || y1 || ' )');</text:p>
            <text:p text:style-name="P6"><text:s text:c="4"/>DBMS_OUTPUT.PUT_LINE('Punto y : ( ' || x2 || ', ' || y2 || ' )');</text:p>
            <text:p text:style-name="P6"><text:s text:c="4"/>DBMS_OUTPUT.PUT_LINE('Distancia XY :' || TO_CHAR(distancia, '999.9'));</text:p>
            <text:p text:style-name="P6">END;</text:p>
            <text:p text:style-name="P6">/</text:p>
          </table:table-cell>
        </table:table-row>
      </table:table>
      <text:p text:style-name="P7"/>
      <text:p text:style-name="P11"/>
      <text:p text:style-name="P11"/>
      <text:p text:style-name="P11"/>
      <text:p text:style-name="P11"/>
      <text:p text:style-name="P11"/>
      <text:p text:style-name="P11"/>
      <text:list text:continue-numbering="true" text:style-name="L2">
        <text:list-item>
          <text:p text:style-name="P12"><text:soft-page-break/>Indica los errores que aparecen en las siguientes instrucciones y la forma de arreglarlos.</text:p>
        </text:list-item>
      </text:list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  <text:p text:style-name="P6">DECLARE</text:p>
            <text:p text:style-name="P6"><text:s text:c="2"/>Num1 NUMBER( 8, 2 ) := 0;</text:p>
            <text:p text:style-name="P6"><text:s text:c="2"/>Num2 NUMBER( 8, 2 ) NOT NULL DEFAULT 0;</text:p>
            <text:p text:style-name="P6"><text:s text:c="2"/>Num3 NUMBER( 8, 2 ) NOT NULL;</text:p>
            <text:p text:style-name="P6"><text:s text:c="2"/>Cantidad INTEGER( 3 );</text:p>
            <text:p text:style-name="P6"><text:s text:c="2"/>Precio, Descuento NUMBER( 6 );</text:p>
            <text:p text:style-name="P6"><text:s text:c="2"/>Num4 Num1%ROWTYPE;</text:p>
            <text:p text:style-name="P6"><text:s text:c="2"/>Dto CONSTANT INTEGER;</text:p>
            <text:p text:style-name="P6">BEGIN</text:p>
            <text:p text:style-name="P6"><text:s text:c="3"/>...</text:p>
            <text:p text:style-name="P6">END;</text:p>
            <text:p text:style-name="P6">-------------------------------------------------------------</text:p>
            <text:list text:style-name="L1">
              <text:list-header>
                <text:p text:style-name="P15"><text:span text:style-name="T1">Cambie la palabra clave </text:span><text:span text:style-name="Source_20_Text"><text:span text:style-name="T1">DEFAULT</text:span></text:span><text:span text:style-name="T1"> de la declaración de </text:span><text:span text:style-name="Source_20_Text"><text:span text:style-name="T1">Num2</text:span></text:span><text:span text:style-name="T1"> y declare 0 directamente. </text:span></text:p>
                <text:p text:style-name="P15"><text:span text:style-name="T1">Cambié la declaración de </text:span><text:span text:style-name="Source_20_Text"><text:span text:style-name="T1">Num4</text:span></text:span><text:span text:style-name="T1"> para que sea del mismo tipo que </text:span><text:span text:style-name="Source_20_Text"><text:span text:style-name="T1">Num1</text:span></text:span><text:span text:style-name="T1">, es decir, </text:span><text:span text:style-name="Source_20_Text"><text:span text:style-name="T1">NUMBER(8,2)</text:span></text:span><text:span text:style-name="T1"> en lugar de usar </text:span><text:span text:style-name="Source_20_Text"><text:span text:style-name="T1">%ROWTYPE</text:span></text:span><text:span text:style-name="T1"> que se utiliza para tipos de fila de tabla. </text:span></text:p>
                <text:p text:style-name="P15"><text:span text:style-name="T1">Le di un valor a la constante </text:span><text:span text:style-name="Source_20_Text"><text:span text:style-name="T1">Dto</text:span></text:span><text:span text:style-name="T1"> en el momento de su declaración, ya que deben de tener un valor asignado </text:span></text:p>
                <text:p text:style-name="P16"/>
              </text:list-header>
            </text:list>
            <text:p text:style-name="P17"/>
            <text:list text:continue-numbering="true" text:style-name="L1">
              <text:list-header>
                <text:p text:style-name="P16">DECLARE </text:p>
                <text:list>
                  <text:list-header>
                    <text:p text:style-name="P16">Num1 NUMBER( 8, 2 ) := 0; </text:p>
                    <text:p text:style-name="P16">Num2 NUMBER( 8, 2 ) := 0; </text:p>
                    <text:p text:style-name="P16">Num3 NUMBER( 8, 2 ); </text:p>
                    <text:p text:style-name="P16">Cantidad INTEGER( 3 ); </text:p>
                    <text:p text:style-name="P16">Precio NUMBER( 6 ); </text:p>
                    <text:p text:style-name="P16">Descuento NUMBER( 6 );</text:p>
                    <text:p text:style-name="P16">Num4 NUMBER( 8, 2 ); </text:p>
                    <text:p text:style-name="P16">Dto CONSTANT INTEGER := 0; -- Asigna un valor a la constante</text:p>
                  </text:list-header>
                </text:list>
              </text:list-header>
            </text:list>
            <text:p text:style-name="P17">BEGIN </text:p>
            <text:p text:style-name="P17"><text:s text:c="2"/>:::</text:p>
            <text:p text:style-name="P17">END;</text:p>
            <text:p text:style-name="P17"><text:s/>/</text:p>
          </table:table-cell>
        </table:table-row>
      </table:table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5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8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2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1">
              <text:p text:style-name="MP4">1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Oracle PL/SQL – Funciones SQL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5-03T08:24:25.777000000</dc:date>
    <meta:editing-cycles>388</meta:editing-cycles>
    <meta:editing-duration>P1DT23H33M55S</meta:editing-duration>
    <meta:generator>LibreOffice/7.6.2.1$Windows_X86_64 LibreOffice_project/56f7684011345957bbf33a7ee678afaf4d2ba333</meta:generator>
    <meta:document-statistic meta:table-count="5" meta:image-count="2" meta:object-count="0" meta:page-count="3" meta:paragraph-count="86" meta:word-count="488" meta:character-count="3040" meta:non-whitespace-character-count="2506"/>
    <meta:user-defined meta:name="Información 1"/>
    <meta:user-defined meta:name="Información 2"/>
    <meta:user-defined meta:name="Información 3"/>
    <meta:user-defined meta:name="Información 4"/>
  </office:meta>
</office:document-meta>
</file>